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0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7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8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9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0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20%" fo:margin-bottom="0.247cm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_26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line-height="120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T3_57" style:family="text">
      <style:text-properties style:font-name="Verdana" fo:font-size="12pt" style:font-name-asian="Verdana" style:font-size-asian="12pt" style:font-name-complex="Verdana" style:font-size-complex="12pt"/>
    </style:style>
    <style:style style:name="T3_58" style:family="text">
      <style:text-properties style:font-name="Verdana" fo:font-size="12pt" style:font-name-asian="Verdana" style:font-size-asian="12pt" style:font-name-complex="Verdana" style:font-size-complex="12pt"/>
    </style:style>
    <style:style style:name="T3_59" style:family="text">
      <style:text-properties style:font-name="Verdana" fo:font-size="12pt" style:font-name-asian="Verdana" style:font-size-asian="12pt" style:font-name-complex="Verdana" style:font-size-complex="12pt"/>
    </style:style>
    <style:style style:name="T3_60" style:family="text">
      <style:text-properties style:font-name="Verdana" fo:font-size="12pt" style:font-name-asian="Verdana" style:font-size-asian="12pt" style:font-name-complex="Verdana" style:font-size-complex="12pt"/>
    </style:style>
    <style:style style:name="T3_61" style:family="text">
      <style:text-properties style:font-name="Verdana" fo:font-size="12pt" style:font-name-asian="Verdana" style:font-size-asian="12pt" style:font-name-complex="Verdana" style:font-size-complex="12pt"/>
    </style:style>
    <style:style style:name="T3_62" style:family="text">
      <style:text-properties style:font-name="Verdana" fo:font-size="12pt" style:font-name-asian="Verdana" style:font-size-asian="12pt" style:font-name-complex="Verdana" style:font-size-complex="12pt"/>
    </style:style>
    <style:style style:name="T3_63" style:family="text">
      <style:text-properties style:font-name="Verdana" fo:font-size="12pt" style:font-name-asian="Verdana" style:font-size-asian="12pt" style:font-name-complex="Verdana" style:font-size-complex="12pt"/>
    </style:style>
    <style:style style:name="T3_64" style:family="text">
      <style:text-properties style:font-name="Verdana" fo:font-size="12pt" style:font-name-asian="Verdana" style:font-size-asian="12pt" style:font-name-complex="Verdana" style:font-size-complex="12pt"/>
    </style:style>
    <style:style style:name="T3_65" style:family="text">
      <style:text-properties style:font-name="Verdana" fo:font-size="12pt" style:font-name-asian="Verdana" style:font-size-asian="12pt" style:font-name-complex="Verdana" style:font-size-complex="12pt"/>
    </style:style>
    <style:style style:name="T3_66" style:family="text">
      <style:text-properties style:font-name="Verdana" fo:font-size="12pt" style:font-name-asian="Verdana" style:font-size-asian="12pt" style:font-name-complex="Verdana" style:font-size-complex="12pt"/>
    </style:style>
    <style:style style:name="T3_67" style:family="text">
      <style:text-properties style:font-name="Verdana" fo:font-size="12pt" style:font-name-asian="Verdana" style:font-size-asian="12pt" style:font-name-complex="Verdana" style:font-size-complex="12pt"/>
    </style:style>
    <style:style style:name="T3_68" style:family="text">
      <style:text-properties style:font-name="Verdana" fo:font-size="12pt" style:font-name-asian="Verdana" style:font-size-asian="12pt" style:font-name-complex="Verdana" style:font-size-complex="12pt"/>
    </style:style>
    <style:style style:name="T3_69" style:family="text">
      <style:text-properties style:font-name="Verdana" fo:font-size="12pt" style:font-name-asian="Verdana" style:font-size-asian="12pt" style:font-name-complex="Verdana" style:font-size-complex="12pt"/>
    </style:style>
    <style:style style:name="T3_70" style:family="text">
      <style:text-properties style:font-name="Verdana" fo:font-size="12pt" style:font-name-asian="Verdana" style:font-size-asian="12pt" style:font-name-complex="Verdana" style:font-size-complex="12pt"/>
    </style:style>
    <style:style style:name="T3_71" style:family="text">
      <style:text-properties style:font-name="Verdana" fo:font-size="12pt" style:font-name-asian="Verdana" style:font-size-asian="12pt" style:font-name-complex="Verdana" style:font-size-complex="12pt"/>
    </style:style>
    <style:style style:name="T3_72" style:family="text">
      <style:text-properties style:font-name="Verdana" fo:font-size="12pt" style:font-name-asian="Verdana" style:font-size-asian="12pt" style:font-name-complex="Verdana" style:font-size-complex="12pt"/>
    </style:style>
    <style:style style:name="T3_73" style:family="text">
      <style:text-properties style:font-name="Verdana" fo:font-size="12pt" style:font-name-asian="Verdana" style:font-size-asian="12pt" style:font-name-complex="Verdana" style:font-size-complex="12pt"/>
    </style:style>
    <style:style style:name="T3_74" style:family="text">
      <style:text-properties style:font-name="Verdana" fo:font-size="12pt" style:font-name-asian="Verdana" style:font-size-asian="12pt" style:font-name-complex="Verdana" style:font-size-complex="12pt"/>
    </style:style>
    <style:style style:name="T3_75" style:family="text">
      <style:text-properties style:font-name="Verdana" fo:font-size="12pt" style:font-name-asian="Verdana" style:font-size-asian="12pt" style:font-name-complex="Verdana" style:font-size-complex="12pt"/>
    </style:style>
    <style:style style:name="T3_76" style:family="text">
      <style:text-properties style:font-name="Verdana" fo:font-size="12pt" style:font-name-asian="Verdana" style:font-size-asian="12pt" style:font-name-complex="Verdana" style:font-size-complex="12pt"/>
    </style:style>
    <style:style style:name="T3_77" style:family="text">
      <style:text-properties style:font-name="Verdana" fo:font-size="12pt" style:font-name-asian="Verdana" style:font-size-asian="12pt" style:font-name-complex="Verdana" style:font-size-complex="12pt"/>
    </style:style>
    <style:style style:name="T3_78" style:family="text">
      <style:text-properties style:font-name="Verdana" fo:font-size="12pt" style:font-name-asian="Verdana" style:font-size-asian="12pt" style:font-name-complex="Verdana" style:font-size-complex="12pt"/>
    </style:style>
    <style:style style:name="T3_79" style:family="text">
      <style:text-properties style:font-name="Verdana" fo:font-size="12pt" style:font-name-asian="Verdana" style:font-size-asian="12pt" style:font-name-complex="Verdana" style:font-size-complex="12pt"/>
    </style:style>
    <style:style style:name="T3_80" style:family="text">
      <style:text-properties style:font-name="Verdana" fo:font-size="12pt" style:font-name-asian="Verdana" style:font-size-asian="12pt" style:font-name-complex="Verdana" style:font-size-complex="12pt"/>
    </style:style>
    <style:style style:name="T3_81" style:family="text">
      <style:text-properties style:font-name="Verdana" fo:font-size="12pt" style:font-name-asian="Verdana" style:font-size-asian="12pt" style:font-name-complex="Verdana" style:font-size-complex="12pt"/>
    </style:style>
    <style:style style:name="T3_82" style:family="text">
      <style:text-properties style:font-name="Verdana" fo:font-size="12pt" style:font-name-asian="Verdana" style:font-size-asian="12pt" style:font-name-complex="Verdana" style:font-size-complex="12pt"/>
    </style:style>
    <style:style style:name="T3_83" style:family="text">
      <style:text-properties style:font-name="Verdana" fo:font-size="12pt" style:font-name-asian="Verdana" style:font-size-asian="12pt" style:font-name-complex="Verdana" style:font-size-complex="12pt"/>
    </style:style>
    <style:style style:name="T3_84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20%" fo:margin-bottom="0.247cm" style:writing-mode="lr-tb"/>
    </style:style>
  </office:automatic-styles>
  <office:body>
    <office:text>
      <text:h text:style-name="P1" text:outline-level="10"><text:span text:style-name="T1_1">2.7.<text:s/></text:span><text:span text:style-name="T1_2">Mover</text:span><text:span text:style-name="T1_3"><text:s/></text:span><text:span text:style-name="T1_4">las</text:span><text:span text:style-name="T1_5"><text:s/></text:span><text:span text:style-name="T1_6">ventanas</text:span><text:span text:style-name="T1_7"><text:s/></text:span><text:span text:style-name="T1_8">de</text:span><text:span text:style-name="T1_9"><text:s/></text:span><text:span text:style-name="T1_10">los</text:span><text:span text:style-name="T1_11"><text:s/></text:span><text:span text:style-name="T1_12">espacios</text:span><text:span text:style-name="T1_13"><text:s/></text:span><text:span text:style-name="T1_14">de</text:span><text:span text:style-name="T1_15"><text:s/></text:span><text:span text:style-name="T1_16">trabajo</text:span></text:h>
      <text:p text:style-name="P2"><text:span text:style-name="T2_1">Para</text:span><text:span text:style-name="T2_2"><text:s/></text:span><text:span text:style-name="T2_3">mover</text:span><text:span text:style-name="T2_4"><text:s/></text:span><text:span text:style-name="T2_5">una</text:span><text:span text:style-name="T2_6"><text:s/></text:span><text:span text:style-name="T2_7">ventana</text:span><text:span text:style-name="T2_8"><text:s/></text:span><text:span text:style-name="T2_9">a</text:span><text:span text:style-name="T2_10"><text:s/></text:span><text:span text:style-name="T2_11">otra</text:span><text:span text:style-name="T2_12"><text:s/></text:span><text:span text:style-name="T2_13">área</text:span><text:span text:style-name="T2_14"><text:s/></text:span><text:span text:style-name="T2_15">de</text:span><text:span text:style-name="T2_16"><text:s/></text:span><text:span text:style-name="T2_17">trabajo</text:span><text:span text:style-name="T2_18">,<text:s/></text:span><text:span text:style-name="T2_19">sólo</text:span><text:span text:style-name="T2_20"><text:s/></text:span><text:span text:style-name="T2_21">tiene</text:span><text:span text:style-name="T2_22"><text:s/></text:span><text:span text:style-name="T2_23">que</text:span><text:span text:style-name="T2_24"><text:s/></text:span><text:span text:style-name="T2_25">pulsar</text:span><text:span text:style-name="T2_26"><text:s/></text:span></text:p>
      <text:p text:style-name="P3"><text:span text:style-name="T3_1">$</text:span><text:span text:style-name="T3_2">mod</text:span><text:span text:style-name="T3_3">+</text:span><text:span text:style-name="T3_4">Shift</text:span><text:span text:style-name="T3_5">+</text:span><text:span text:style-name="T3_6">num</text:span><text:span text:style-name="T3_7"><text:s/></text:span><text:span text:style-name="T3_8">donde</text:span><text:span text:style-name="T3_9"><text:s/></text:span><text:span text:style-name="T3_10">num</text:span><text:span text:style-name="T3_11"><text:s/></text:span><text:span text:style-name="T3_12">es</text:span><text:span text:style-name="T3_13"><text:s/>(</text:span><text:span text:style-name="T3_14">como</text:span><text:span text:style-name="T3_15"><text:s/></text:span><text:span text:style-name="T3_16">cuando</text:span><text:span text:style-name="T3_17"><text:s/></text:span><text:span text:style-name="T3_18">se</text:span><text:span text:style-name="T3_19"><text:s/></text:span><text:span text:style-name="T3_20">cambia</text:span><text:span text:style-name="T3_21"><text:s/></text:span><text:span text:style-name="T3_22">de</text:span><text:span text:style-name="T3_23"><text:s/></text:span><text:span text:style-name="T3_24">espacios</text:span><text:span text:style-name="T3_25"><text:s/></text:span><text:span text:style-name="T3_26">de</text:span><text:span text:style-name="T3_27"><text:s/></text:span><text:span text:style-name="T3_28">trabajo</text:span><text:span text:style-name="T3_29">)<text:s/></text:span><text:span text:style-name="T3_30">el</text:span><text:span text:style-name="T3_31"><text:s/></text:span><text:span text:style-name="T3_32">número</text:span><text:span text:style-name="T3_33"><text:s/></text:span><text:span text:style-name="T3_34">del</text:span><text:span text:style-name="T3_35"><text:s/></text:span><text:span text:style-name="T3_36">área</text:span><text:span text:style-name="T3_37"><text:s/></text:span><text:span text:style-name="T3_38">de</text:span><text:span text:style-name="T3_39"><text:s/></text:span><text:span text:style-name="T3_40">trabajo</text:span><text:span text:style-name="T3_41"><text:s/></text:span><text:span text:style-name="T3_42">de</text:span><text:span text:style-name="T3_43"><text:s/></text:span><text:span text:style-name="T3_44">destino</text:span><text:span text:style-name="T3_45">.<text:s/></text:span><text:span text:style-name="T3_46">De</text:span><text:span text:style-name="T3_47"><text:s/></text:span><text:span text:style-name="T3_48">manera</text:span><text:span text:style-name="T3_49"><text:s/></text:span><text:span text:style-name="T3_50">similar</text:span><text:span text:style-name="T3_51"><text:s/></text:span><text:span text:style-name="T3_52">a</text:span><text:span text:style-name="T3_53"><text:s/></text:span><text:span text:style-name="T3_54">la</text:span><text:span text:style-name="T3_55"><text:s/></text:span><text:span text:style-name="T3_56">conmutación</text:span><text:span text:style-name="T3_57"><text:s/></text:span><text:span text:style-name="T3_58">espacios</text:span><text:span text:style-name="T3_59"><text:s/></text:span><text:span text:style-name="T3_60">de</text:span><text:span text:style-name="T3_61"><text:s/></text:span><text:span text:style-name="T3_62">trabajo</text:span><text:span text:style-name="T3_63">,<text:s/></text:span><text:span text:style-name="T3_64">el</text:span><text:span text:style-name="T3_65"><text:s/></text:span><text:span text:style-name="T3_66">espacio</text:span><text:span text:style-name="T3_67"><text:s/></text:span><text:span text:style-name="T3_68">de</text:span><text:span text:style-name="T3_69"><text:s/></text:span><text:span text:style-name="T3_70">trabajo</text:span><text:span text:style-name="T3_71"><text:s/></text:span><text:span text:style-name="T3_72">objetivo</text:span><text:span text:style-name="T3_73"><text:s/></text:span><text:span text:style-name="T3_74">se</text:span><text:span text:style-name="T3_75"><text:s/></text:span><text:span text:style-name="T3_76">crea</text:span><text:span text:style-name="T3_77"><text:s/></text:span><text:span text:style-name="T3_78">si</text:span><text:span text:style-name="T3_79"><text:s/></text:span><text:span text:style-name="T3_80">no</text:span><text:span text:style-name="T3_81"><text:s/></text:span><text:span text:style-name="T3_82">existe</text:span><text:span text:style-name="T3_83"><text:s/></text:span><text:span text:style-name="T3_84">todavía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